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1_15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Bar <text:s/>Mitzvah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, except page 1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Page 1]</text:p>
      <text:p text:style-name="P6">For Cakat about a Bar Mitzvah/</text:p>
      <text:p text:style-name="P6"/>
      <text:p text:style-name="P5">Those who have paid attention to the portion of/ the Pentateuch read by our Bar Mitzvah lad, must/ have remarked a singular expression. <text:s/>Its peculiarity/ is the more noticeable, because it emanated from one/ whom the scriptures represent as the meekest of men./ <text:s/>Moses, who, during many years, had borne with the/ people under the severest provocations, on approa-/-ching the end of his career suddenly gave vent to/ a burst of anger. <text:s/>Why? <text:s/>It was not the first ac-/-cusation, that he had wilfully[sic!] led Israel to destruct-/-ion. <text:s/>Whenever the fear of water famine specially/ troubled the mind of multitudes, the cruel charge was/ repeated. <text:s/>But cruelty grows in intensity, in/ proportion as it betrays ingratitude for services re-/-ceived; a want of feelings for age and for virtue./ <text:s/>The psalmist understood it well, when he wrote/ [Hebrew]/ "they occasioned indignation in the waters of Merebah, and/ it went ill with Moses for their sake, because they/ angered his spirit, and he spoke inadvisedly with/ his lips". <text:s/>The imputation did wound to the/</text:p>
      <text:p text:style-name="P5"/>
      <text:p text:style-name="P5">[Page 2]</text:p>
      <text:p text:style-name="P5">core; the threatening looks which sought/ to intimidate, and which made the face lower down/ in sorrow, were offensive. <text:s/>But he that works for/ God, must learn never to flinch; let him stand/ contumely and bow to reproach. <text:s/>It is a painful/ duty, still it is his duty. <text:s/>Words full/ of wrath were those of Moses. <text:s/>"Hear now ye rebels,/ must we fetch you water out of this well?" <text:s/>It was/ not the Divine message he delivered. <text:s/>"See," he/ should have said: "See how nature responds to the will/ of her Maker. <text:s/><text:soft-page-break/>I bid yonder rock, in the name of/ God, to quench your thirst, and water will flow/ in abundance. <text:s/>Lose not your faith in the Omnipotent."/ <text:s/>But the message was forgotten, while listening to/ a sense of resentment. <text:s/>The anguish which/ the punishment decreed on high brought to Moses,/ is mirrored in his soul touching supplication, recorded/ in Deuteronomy. <text:s/>"O Lord God, Thou hast begun to show/ Thy servant Thy greatness and Thy mighty hand......./ <text:s/>Let me go over, I pray Thee, and behold the good land/ which is beyond the Jordan, that goodly mountain/ and the Lebanon." <text:s/>But Israel's God is not/</text:p>
      <text:p text:style-name="P5"/>
      <text:p text:style-name="P5">[Page 3]</text:p>
      <text:p text:style-name="P5">a respecter of persons, nay; from the most/ righteous, He requires the most unswerving obedience./ <text:s/>[Hebrew]/</text:p>
      <text:p text:style-name="P5">You, my young brother, have reminded us of this truth./ <text:s/>Take it therefore to heart, and begin at once to act/ accordingly. <text:s/>Gather in virtues as you proceed in/ life; such virtues as will distinguish you at home/ for a reverential demeanour to parents; in school/ for a diligence dictated by a strong love for labor./ <text:s/>I was glad to read that a growing ingenuity has/ facilitated your admission into an institution for ma-/-nual training. <text:s/>That disposition is the voice of/ your Creator. <text:s/>It tells you that to handle the chi-/-sel and the hammer accords with your nature./ <text:s/>Let not a feeling of false pride intrude and insinuate/ that the counting-house or the professional office/ is nobler than the work shop. <text:s/>Every day's re-/velations caution youths against vocations for which/ they are not fitted, and strongly are they warned/ against the temptations of speculative commerce./ <text:s/>Labor may not hold out the seductive promises/ of quickly-gained riches, but it will always/</text:p>
      <text:p text:style-name="P5"/>
      <text:p text:style-name="P5">[Page 4]</text:p>
      <text:p text:style-name="P5">ensure the skilful[sic!] and the assiduous a decent livelihood./ <text:s/>Besides, we owe it to our religion to remove from it/ the stigma that those who profess it add nothing/ to the arts, whose cultivation has made America/ deservedly famous. <text:s/>I wish that some of my brethren/ become noted for their inventive genius in mechanism./ <text:s/>Their rising will be our honor, so long as their actions will/ illustrate their descent. <text:s/>I would neglect what/ the occasion imperatively demands, were I not to empha-/-size this point. <text:s/>You will shed lustre upon our people,/ while you remain with us and follow virtue, but the/ moment you depart from our midst, your very attain-/-ments will be thorns in our sides. <text:s/>Be true to us,/ and we shall boast of your achievements. <text:s/>Remember this/ day on which you have taught us that God is not a/ respecter of persons, and let the future which you/ will lay out for yourself, benefit the living, glorify/ the dead, and exemplify the principle that you have/ enunciated. <text:s/>The Law of Sinai is the Law of/ Truth, within which a life of eternity is implanted./ <text:s/>May such be your reward. <text:s/>Amen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9-17T14:26:15.64</meta:creation-date>
    <dc:date>2012-09-17T14:46:10.94</dc:date>
    <dc:creator>Penn Libraries</dc:creator>
    <meta:editing-duration>PT00H04M45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0" meta:word-count="908" meta:character-count="5681"/>
  </office:meta>
</office:document-meta>
</file>